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33.202cm" svg:height="8.99cm" svg:x="16.675cm" svg:y="4.331cm">
            <draw:object draw:notify-on-update-of-ranges="log.D2:log.D495 log.A2:log.A4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s_throttled</text:p>
          </table:table-cell>
          <table:table-cell office:value-type="string" calcext:value-type="string">
            <text:p>Clock(MHz)</text:p>
          </table:table-cell>
          <table:table-cell office:value-type="string" calcext:value-type="string">
            <text:p>temp(Celsius)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time" office:time-value="PT20H08M47S" calcext:value-type="time">
            <text:p>20:08:47</text:p>
          </table:table-cell>
          <table:table-cell office:value-type="string" calcext:value-type="string">
            <text:p>0xe0000</text:p>
          </table:table-cell>
          <table:table-cell office:value-type="float" office:value="800" calcext:value-type="float">
            <text:p>800</text:p>
          </table:table-cell>
          <table:table-cell office:value-type="float" office:value="42.8" calcext:value-type="float">
            <text:p>42,8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08M49S" calcext:value-type="time">
            <text:p>20:08:49</text:p>
          </table:table-cell>
          <table:table-cell office:value-type="string" calcext:value-type="string">
            <text:p>0xe0000</text:p>
          </table:table-cell>
          <table:table-cell office:value-type="float" office:value="600" calcext:value-type="float">
            <text:p>600</text:p>
          </table:table-cell>
          <table:table-cell office:value-type="float" office:value="41.8" calcext:value-type="float">
            <text:p>41,8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08M51S" calcext:value-type="time">
            <text:p>20:08:51</text:p>
          </table:table-cell>
          <table:table-cell office:value-type="string" calcext:value-type="string">
            <text:p>0xe0000</text:p>
          </table:table-cell>
          <table:table-cell office:value-type="float" office:value="600" calcext:value-type="float">
            <text:p>600</text:p>
          </table:table-cell>
          <table:table-cell office:value-type="float" office:value="41.8" calcext:value-type="float">
            <text:p>41,8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08M53S" calcext:value-type="time">
            <text:p>20:08:53</text:p>
          </table:table-cell>
          <table:table-cell office:value-type="string" calcext:value-type="string">
            <text:p>0xe0000</text:p>
          </table:table-cell>
          <table:table-cell office:value-type="float" office:value="600" calcext:value-type="float">
            <text:p>600</text:p>
          </table:table-cell>
          <table:table-cell office:value-type="float" office:value="41.8" calcext:value-type="float">
            <text:p>41,8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08M55S" calcext:value-type="time">
            <text:p>20:08:55</text:p>
          </table:table-cell>
          <table:table-cell office:value-type="string" calcext:value-type="string">
            <text:p>0xe0000</text:p>
          </table:table-cell>
          <table:table-cell office:value-type="float" office:value="700" calcext:value-type="float">
            <text:p>700</text:p>
          </table:table-cell>
          <table:table-cell office:value-type="float" office:value="41.3" calcext:value-type="float">
            <text:p>41,3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08M57S" calcext:value-type="time">
            <text:p>20:08:57</text:p>
          </table:table-cell>
          <table:table-cell office:value-type="string" calcext:value-type="string">
            <text:p>0xe0000</text:p>
          </table:table-cell>
          <table:table-cell office:value-type="float" office:value="600" calcext:value-type="float">
            <text:p>600</text:p>
          </table:table-cell>
          <table:table-cell office:value-type="float" office:value="41.8" calcext:value-type="float">
            <text:p>41,8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08M59S" calcext:value-type="time">
            <text:p>20:08:59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47.7" calcext:value-type="float">
            <text:p>47,7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01S" calcext:value-type="time">
            <text:p>20:09:01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53.5" calcext:value-type="float">
            <text:p>53,5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04S" calcext:value-type="time">
            <text:p>20:09:04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56.4" calcext:value-type="float">
            <text:p>56,4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06S" calcext:value-type="time">
            <text:p>20:09:06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58.4" calcext:value-type="float">
            <text:p>58,4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08S" calcext:value-type="time">
            <text:p>20:09:08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0.8" calcext:value-type="float">
            <text:p>60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10S" calcext:value-type="time">
            <text:p>20:09:10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1.8" calcext:value-type="float">
            <text:p>61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12S" calcext:value-type="time">
            <text:p>20:09:12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3.7" calcext:value-type="float">
            <text:p>63,7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14S" calcext:value-type="time">
            <text:p>20:09:14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4.7" calcext:value-type="float">
            <text:p>64,7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17S" calcext:value-type="time">
            <text:p>20:09:17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6.2" calcext:value-type="float">
            <text:p>66,2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19S" calcext:value-type="time">
            <text:p>20:09:19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6.7" calcext:value-type="float">
            <text:p>66,7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21S" calcext:value-type="time">
            <text:p>20:09:21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7.6" calcext:value-type="float">
            <text:p>67,6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23S" calcext:value-type="time">
            <text:p>20:09:23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8.6" calcext:value-type="float">
            <text:p>68,6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25S" calcext:value-type="time">
            <text:p>20:09:25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9.1" calcext:value-type="float">
            <text:p>69,1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28S" calcext:value-type="time">
            <text:p>20:09:28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69.6" calcext:value-type="float">
            <text:p>69,6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30S" calcext:value-type="time">
            <text:p>20:09:30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0.1" calcext:value-type="float">
            <text:p>70,1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32S" calcext:value-type="time">
            <text:p>20:09:32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0.6" calcext:value-type="float">
            <text:p>70,6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34S" calcext:value-type="time">
            <text:p>20:09:34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2" calcext:value-type="float">
            <text:p>72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36S" calcext:value-type="time">
            <text:p>20:09:36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1.5" calcext:value-type="float">
            <text:p>71,5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38S" calcext:value-type="time">
            <text:p>20:09:38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2" calcext:value-type="float">
            <text:p>72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41S" calcext:value-type="time">
            <text:p>20:09:41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3" calcext:value-type="float">
            <text:p>73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43S" calcext:value-type="time">
            <text:p>20:09:43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3.5" calcext:value-type="float">
            <text:p>73,5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45S" calcext:value-type="time">
            <text:p>20:09:45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3" calcext:value-type="float">
            <text:p>73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47S" calcext:value-type="time">
            <text:p>20:09:47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4" calcext:value-type="float">
            <text:p>74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49S" calcext:value-type="time">
            <text:p>20:09:49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3.5" calcext:value-type="float">
            <text:p>73,5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52S" calcext:value-type="time">
            <text:p>20:09:52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5.4" calcext:value-type="float">
            <text:p>75,4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54S" calcext:value-type="time">
            <text:p>20:09:54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5.4" calcext:value-type="float">
            <text:p>75,4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56S" calcext:value-type="time">
            <text:p>20:09:56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6.4" calcext:value-type="float">
            <text:p>76,4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09M58S" calcext:value-type="time">
            <text:p>20:09:58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6.9" calcext:value-type="float">
            <text:p>76,9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6.9" calcext:value-type="float">
            <text:p>76,9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02S" calcext:value-type="time">
            <text:p>20:10:02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7.4" calcext:value-type="float">
            <text:p>77,4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05S" calcext:value-type="time">
            <text:p>20:10:05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7.9" calcext:value-type="float">
            <text:p>77,9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07S" calcext:value-type="time">
            <text:p>20:10:07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7.4" calcext:value-type="float">
            <text:p>77,4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09S" calcext:value-type="time">
            <text:p>20:10:09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8.4" calcext:value-type="float">
            <text:p>78,4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11S" calcext:value-type="time">
            <text:p>20:10:11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7.9" calcext:value-type="float">
            <text:p>77,9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13S" calcext:value-type="time">
            <text:p>20:10:13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8.8" calcext:value-type="float">
            <text:p>78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16S" calcext:value-type="time">
            <text:p>20:10:16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9.8" calcext:value-type="float">
            <text:p>79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18S" calcext:value-type="time">
            <text:p>20:10:18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9.3" calcext:value-type="float">
            <text:p>79,3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20S" calcext:value-type="time">
            <text:p>20:10:20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78.8" calcext:value-type="float">
            <text:p>78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22S" calcext:value-type="time">
            <text:p>20:10:22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80.8" calcext:value-type="float">
            <text:p>80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24S" calcext:value-type="time">
            <text:p>20:10:24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80.8" calcext:value-type="float">
            <text:p>80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27S" calcext:value-type="time">
            <text:p>20:10:27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80.8" calcext:value-type="float">
            <text:p>80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29S" calcext:value-type="time">
            <text:p>20:10:29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81.3" calcext:value-type="float">
            <text:p>81,3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31S" calcext:value-type="time">
            <text:p>20:10:31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81.8" calcext:value-type="float">
            <text:p>81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33S" calcext:value-type="time">
            <text:p>20:10:33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81.8" calcext:value-type="float">
            <text:p>81,8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35S" calcext:value-type="time">
            <text:p>20:10:35</text:p>
          </table:table-cell>
          <table:table-cell office:value-type="string" calcext:value-type="string">
            <text:p>0xe0008</text:p>
          </table:table-cell>
          <table:table-cell office:value-type="float" office:value="1800" calcext:value-type="float">
            <text:p>1800</text:p>
          </table:table-cell>
          <table:table-cell office:value-type="float" office:value="81.3" calcext:value-type="float">
            <text:p>81,3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38S" calcext:value-type="time">
            <text:p>20:10:38</text:p>
          </table:table-cell>
          <table:table-cell office:value-type="string" calcext:value-type="string">
            <text:p>0xe0000</text:p>
          </table:table-cell>
          <table:table-cell office:value-type="float" office:value="1775" calcext:value-type="float">
            <text:p>1775</text:p>
          </table:table-cell>
          <table:table-cell office:value-type="float" office:value="82.3" calcext:value-type="float">
            <text:p>82,3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0M40S" calcext:value-type="time">
            <text:p>20:10:40</text:p>
          </table:table-cell>
          <table:table-cell office:value-type="string" calcext:value-type="string">
            <text:p>0xe0000</text:p>
          </table:table-cell>
          <table:table-cell office:value-type="float" office:value="1800" calcext:value-type="float">
            <text:p>1800</text:p>
          </table:table-cell>
          <table:table-cell office:value-type="float" office:value="82.3" calcext:value-type="float">
            <text:p>82,3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0M42S" calcext:value-type="time">
            <text:p>20:10:42</text:p>
          </table:table-cell>
          <table:table-cell office:value-type="string" calcext:value-type="string">
            <text:p>0xe0008</text:p>
          </table:table-cell>
          <table:table-cell office:value-type="float" office:value="1775" calcext:value-type="float">
            <text:p>1775</text:p>
          </table:table-cell>
          <table:table-cell office:value-type="float" office:value="81.3" calcext:value-type="float">
            <text:p>81,3</text:p>
          </table:table-cell>
          <table:table-cell office:value-type="float" office:value="0.9305" calcext:value-type="float">
            <text:p>0,9305</text:p>
          </table:table-cell>
          <table:table-cell/>
        </table:table-row>
        <table:table-row table:style-name="ro1">
          <table:table-cell office:value-type="time" office:time-value="PT20H10M44S" calcext:value-type="time">
            <text:p>20:10:44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1.8" calcext:value-type="float">
            <text:p>81,8</text:p>
          </table:table-cell>
          <table:table-cell office:value-type="float" office:value="0.9305" calcext:value-type="float">
            <text:p>0,9305</text:p>
          </table:table-cell>
          <table:table-cell/>
        </table:table-row>
        <table:table-row table:style-name="ro1">
          <table:table-cell office:value-type="time" office:time-value="PT20H10M46S" calcext:value-type="time">
            <text:p>20:10:46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2.7" calcext:value-type="float">
            <text:p>82,7</text:p>
          </table:table-cell>
          <table:table-cell office:value-type="float" office:value="0.9305" calcext:value-type="float">
            <text:p>0,9305</text:p>
          </table:table-cell>
          <table:table-cell/>
        </table:table-row>
        <table:table-row table:style-name="ro1">
          <table:table-cell office:value-type="time" office:time-value="PT20H10M48S" calcext:value-type="time">
            <text:p>20:10:48</text:p>
          </table:table-cell>
          <table:table-cell office:value-type="string" calcext:value-type="string">
            <text:p>0xe0000</text:p>
          </table:table-cell>
          <table:table-cell office:value-type="float" office:value="1629" calcext:value-type="float">
            <text:p>1629</text:p>
          </table:table-cell>
          <table:table-cell office:value-type="float" office:value="82.3" calcext:value-type="float">
            <text:p>82,3</text:p>
          </table:table-cell>
          <table:table-cell office:value-type="float" office:value="0.9305" calcext:value-type="float">
            <text:p>0,9305</text:p>
          </table:table-cell>
          <table:table-cell/>
        </table:table-row>
        <table:table-row table:style-name="ro1">
          <table:table-cell office:value-type="time" office:time-value="PT20H10M51S" calcext:value-type="time">
            <text:p>20:10:51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2.3" calcext:value-type="float">
            <text:p>82,3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0M53S" calcext:value-type="time">
            <text:p>20:10:53</text:p>
          </table:table-cell>
          <table:table-cell office:value-type="string" calcext:value-type="string">
            <text:p>0xe0008</text:p>
          </table:table-cell>
          <table:table-cell office:value-type="float" office:value="1775" calcext:value-type="float">
            <text:p>1775</text:p>
          </table:table-cell>
          <table:table-cell office:value-type="float" office:value="82.3" calcext:value-type="float">
            <text:p>82,3</text:p>
          </table:table-cell>
          <table:table-cell office:value-type="float" office:value="0.9305" calcext:value-type="float">
            <text:p>0,9305</text:p>
          </table:table-cell>
          <table:table-cell/>
        </table:table-row>
        <table:table-row table:style-name="ro1">
          <table:table-cell office:value-type="time" office:time-value="PT20H10M55S" calcext:value-type="time">
            <text:p>20:10:55</text:p>
          </table:table-cell>
          <table:table-cell office:value-type="string" calcext:value-type="string">
            <text:p>0xe0008</text:p>
          </table:table-cell>
          <table:table-cell office:value-type="float" office:value="1775" calcext:value-type="float">
            <text:p>1775</text:p>
          </table:table-cell>
          <table:table-cell office:value-type="float" office:value="82.3" calcext:value-type="float">
            <text:p>82,3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0M57S" calcext:value-type="time">
            <text:p>20:10:57</text:p>
          </table:table-cell>
          <table:table-cell office:value-type="string" calcext:value-type="string">
            <text:p>0xe0008</text:p>
          </table:table-cell>
          <table:table-cell office:value-type="float" office:value="1775" calcext:value-type="float">
            <text:p>1775</text:p>
          </table:table-cell>
          <table:table-cell office:value-type="float" office:value="82.7" calcext:value-type="float">
            <text:p>82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0M59S" calcext:value-type="time">
            <text:p>20:10:59</text:p>
          </table:table-cell>
          <table:table-cell office:value-type="string" calcext:value-type="string">
            <text:p>0xe0008</text:p>
          </table:table-cell>
          <table:table-cell office:value-type="float" office:value="1775" calcext:value-type="float">
            <text:p>1775</text:p>
          </table:table-cell>
          <table:table-cell office:value-type="float" office:value="82.7" calcext:value-type="float">
            <text:p>82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1M02S" calcext:value-type="time">
            <text:p>20:11:02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1M04S" calcext:value-type="time">
            <text:p>20:11:04</text:p>
          </table:table-cell>
          <table:table-cell office:value-type="string" calcext:value-type="string">
            <text:p>0xe0008</text:p>
          </table:table-cell>
          <table:table-cell office:value-type="float" office:value="1775" calcext:value-type="float">
            <text:p>1775</text:p>
          </table:table-cell>
          <table:table-cell office:value-type="float" office:value="81.8" calcext:value-type="float">
            <text:p>81,8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1M06S" calcext:value-type="time">
            <text:p>20:11:06</text:p>
          </table:table-cell>
          <table:table-cell office:value-type="string" calcext:value-type="string">
            <text:p>0xe0000</text:p>
          </table:table-cell>
          <table:table-cell office:value-type="float" office:value="1677" calcext:value-type="float">
            <text:p>1677</text:p>
          </table:table-cell>
          <table:table-cell office:value-type="float" office:value="82.7" calcext:value-type="float">
            <text:p>82,7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time" office:time-value="PT20H11M08S" calcext:value-type="time">
            <text:p>20:11:08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1M10S" calcext:value-type="time">
            <text:p>20:11:10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2.3" calcext:value-type="float">
            <text:p>82,3</text:p>
          </table:table-cell>
          <table:table-cell office:value-type="float" office:value="0.9305" calcext:value-type="float">
            <text:p>0,9305</text:p>
          </table:table-cell>
          <table:table-cell/>
        </table:table-row>
        <table:table-row table:style-name="ro1">
          <table:table-cell office:value-type="time" office:time-value="PT20H11M12S" calcext:value-type="time">
            <text:p>20:11:12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1M15S" calcext:value-type="time">
            <text:p>20:11:15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1M17S" calcext:value-type="time">
            <text:p>20:11:17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3.2" calcext:value-type="float">
            <text:p>83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1M19S" calcext:value-type="time">
            <text:p>20:11:19</text:p>
          </table:table-cell>
          <table:table-cell office:value-type="string" calcext:value-type="string">
            <text:p>0xe0008</text:p>
          </table:table-cell>
          <table:table-cell office:value-type="float" office:value="1775" calcext:value-type="float">
            <text:p>1775</text:p>
          </table:table-cell>
          <table:table-cell office:value-type="float" office:value="82.7" calcext:value-type="float">
            <text:p>82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1M21S" calcext:value-type="time">
            <text:p>20:11:21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2" calcext:value-type="float">
            <text:p>83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1M23S" calcext:value-type="time">
            <text:p>20:11:23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1M25S" calcext:value-type="time">
            <text:p>20:11:25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1M28S" calcext:value-type="time">
            <text:p>20:11:28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2.3" calcext:value-type="float">
            <text:p>82,3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1M30S" calcext:value-type="time">
            <text:p>20:11:3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1M32S" calcext:value-type="time">
            <text:p>20:11:32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2.7" calcext:value-type="float">
            <text:p>82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1M34S" calcext:value-type="time">
            <text:p>20:11:34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1M36S" calcext:value-type="time">
            <text:p>20:11:36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2" calcext:value-type="float">
            <text:p>83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1M39S" calcext:value-type="time">
            <text:p>20:11:39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1M41S" calcext:value-type="time">
            <text:p>20:11:4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2" calcext:value-type="float">
            <text:p>83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1M43S" calcext:value-type="time">
            <text:p>20:11:4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2.7" calcext:value-type="float">
            <text:p>82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1M45S" calcext:value-type="time">
            <text:p>20:11:4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1M47S" calcext:value-type="time">
            <text:p>20:11:4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1M50S" calcext:value-type="time">
            <text:p>20:11:50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2.7" calcext:value-type="float">
            <text:p>82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1M52S" calcext:value-type="time">
            <text:p>20:11:52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1M54S" calcext:value-type="time">
            <text:p>20:11:5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1M56S" calcext:value-type="time">
            <text:p>20:11:56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3.2" calcext:value-type="float">
            <text:p>83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1M58S" calcext:value-type="time">
            <text:p>20:11:58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2.3" calcext:value-type="float">
            <text:p>82,3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2M01S" calcext:value-type="time">
            <text:p>20:12:0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2M03S" calcext:value-type="time">
            <text:p>20:12:03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2M05S" calcext:value-type="time">
            <text:p>20:12:05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2M07S" calcext:value-type="time">
            <text:p>20:12:07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2M10S" calcext:value-type="time">
            <text:p>20:12:1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2M12S" calcext:value-type="time">
            <text:p>20:12:12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2.7" calcext:value-type="float">
            <text:p>82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2M14S" calcext:value-type="time">
            <text:p>20:12:14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2M16S" calcext:value-type="time">
            <text:p>20:12:16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2M18S" calcext:value-type="time">
            <text:p>20:12:18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2M20S" calcext:value-type="time">
            <text:p>20:12:20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2M23S" calcext:value-type="time">
            <text:p>20:12:23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2M25S" calcext:value-type="time">
            <text:p>20:12:2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2M27S" calcext:value-type="time">
            <text:p>20:12:27</text:p>
          </table:table-cell>
          <table:table-cell office:value-type="string" calcext:value-type="string">
            <text:p>0xe0006</text:p>
          </table:table-cell>
          <table:table-cell office:value-type="float" office:value="1677" calcext:value-type="float">
            <text:p>1677</text:p>
          </table:table-cell>
          <table:table-cell office:value-type="float" office:value="82.7" calcext:value-type="float">
            <text:p>82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2M29S" calcext:value-type="time">
            <text:p>20:12:29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2M32S" calcext:value-type="time">
            <text:p>20:12:32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2.7" calcext:value-type="float">
            <text:p>82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2M34S" calcext:value-type="time">
            <text:p>20:12:3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2M36S" calcext:value-type="time">
            <text:p>20:12:36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2M38S" calcext:value-type="time">
            <text:p>20:12:38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2M40S" calcext:value-type="time">
            <text:p>20:12:40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2M43S" calcext:value-type="time">
            <text:p>20:12:43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2M45S" calcext:value-type="time">
            <text:p>20:12:45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2M47S" calcext:value-type="time">
            <text:p>20:12:47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2M49S" calcext:value-type="time">
            <text:p>20:12:49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2M51S" calcext:value-type="time">
            <text:p>20:12:51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9305" calcext:value-type="float">
            <text:p>0,9305</text:p>
          </table:table-cell>
          <table:table-cell/>
        </table:table-row>
        <table:table-row table:style-name="ro1">
          <table:table-cell office:value-type="time" office:time-value="PT20H12M53S" calcext:value-type="time">
            <text:p>20:12:53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2M56S" calcext:value-type="time">
            <text:p>20:12:56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2M58S" calcext:value-type="time">
            <text:p>20:12:58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3M00S" calcext:value-type="time">
            <text:p>20:13:00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3M02S" calcext:value-type="time">
            <text:p>20:13:02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3M04S" calcext:value-type="time">
            <text:p>20:13:04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3M07S" calcext:value-type="time">
            <text:p>20:13:0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3M09S" calcext:value-type="time">
            <text:p>20:13:0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3M11S" calcext:value-type="time">
            <text:p>20:13:11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3M13S" calcext:value-type="time">
            <text:p>20:13:13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3M15S" calcext:value-type="time">
            <text:p>20:13:15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3M18S" calcext:value-type="time">
            <text:p>20:13:18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3M20S" calcext:value-type="time">
            <text:p>20:13:20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3M22S" calcext:value-type="time">
            <text:p>20:13:22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3.2" calcext:value-type="float">
            <text:p>83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3M24S" calcext:value-type="time">
            <text:p>20:13:24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3M26S" calcext:value-type="time">
            <text:p>20:13:2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3M29S" calcext:value-type="time">
            <text:p>20:13:29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3M31S" calcext:value-type="time">
            <text:p>20:13:3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3M33S" calcext:value-type="time">
            <text:p>20:13:33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3M35S" calcext:value-type="time">
            <text:p>20:13:3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3M37S" calcext:value-type="time">
            <text:p>20:13:37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2.7" calcext:value-type="float">
            <text:p>82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3M40S" calcext:value-type="time">
            <text:p>20:13:4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3M42S" calcext:value-type="time">
            <text:p>20:13:42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3M44S" calcext:value-type="time">
            <text:p>20:13:44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3M46S" calcext:value-type="time">
            <text:p>20:13:4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3M49S" calcext:value-type="time">
            <text:p>20:13:4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3M51S" calcext:value-type="time">
            <text:p>20:13:5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3M53S" calcext:value-type="time">
            <text:p>20:13:53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3M55S" calcext:value-type="time">
            <text:p>20:13:55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3M57S" calcext:value-type="time">
            <text:p>20:13:57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3M59S" calcext:value-type="time">
            <text:p>20:13:59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02S" calcext:value-type="time">
            <text:p>20:14:02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04S" calcext:value-type="time">
            <text:p>20:14:04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4M06S" calcext:value-type="time">
            <text:p>20:14:06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2" calcext:value-type="float">
            <text:p>85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4M08S" calcext:value-type="time">
            <text:p>20:14:08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7" calcext:value-type="float">
            <text:p>85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4M11S" calcext:value-type="time">
            <text:p>20:14:11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13S" calcext:value-type="time">
            <text:p>20:14:13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15S" calcext:value-type="time">
            <text:p>20:14:15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4M17S" calcext:value-type="time">
            <text:p>20:14:17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4M19S" calcext:value-type="time">
            <text:p>20:14:19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21S" calcext:value-type="time">
            <text:p>20:14:2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24S" calcext:value-type="time">
            <text:p>20:14:2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26S" calcext:value-type="time">
            <text:p>20:14:26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4M28S" calcext:value-type="time">
            <text:p>20:14:28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30S" calcext:value-type="time">
            <text:p>20:14:3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32S" calcext:value-type="time">
            <text:p>20:14:32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35S" calcext:value-type="time">
            <text:p>20:14:35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4M37S" calcext:value-type="time">
            <text:p>20:14:37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2" calcext:value-type="float">
            <text:p>83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4M39S" calcext:value-type="time">
            <text:p>20:14:39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4M41S" calcext:value-type="time">
            <text:p>20:14:41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43S" calcext:value-type="time">
            <text:p>20:14:4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4M45S" calcext:value-type="time">
            <text:p>20:14:45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4M48S" calcext:value-type="time">
            <text:p>20:14:48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4M50S" calcext:value-type="time">
            <text:p>20:14:5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4M52S" calcext:value-type="time">
            <text:p>20:14:52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4M54S" calcext:value-type="time">
            <text:p>20:14:54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4M57S" calcext:value-type="time">
            <text:p>20:14:5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4M59S" calcext:value-type="time">
            <text:p>20:14:59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5M01S" calcext:value-type="time">
            <text:p>20:15:0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5M03S" calcext:value-type="time">
            <text:p>20:15:03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5M05S" calcext:value-type="time">
            <text:p>20:15:0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5M07S" calcext:value-type="time">
            <text:p>20:15:0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5M10S" calcext:value-type="time">
            <text:p>20:15:10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5M12S" calcext:value-type="time">
            <text:p>20:15:12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5M14S" calcext:value-type="time">
            <text:p>20:15:1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5M16S" calcext:value-type="time">
            <text:p>20:15:16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5M19S" calcext:value-type="time">
            <text:p>20:15:19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5M21S" calcext:value-type="time">
            <text:p>20:15:2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5M23S" calcext:value-type="time">
            <text:p>20:15:2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5M25S" calcext:value-type="time">
            <text:p>20:15:2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5M27S" calcext:value-type="time">
            <text:p>20:15:2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5M29S" calcext:value-type="time">
            <text:p>20:15:2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5M32S" calcext:value-type="time">
            <text:p>20:15:32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5M34S" calcext:value-type="time">
            <text:p>20:15:3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2" calcext:value-type="float">
            <text:p>85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5M36S" calcext:value-type="time">
            <text:p>20:15:36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5M38S" calcext:value-type="time">
            <text:p>20:15:38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5M40S" calcext:value-type="time">
            <text:p>20:15:40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5M43S" calcext:value-type="time">
            <text:p>20:15:43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5M45S" calcext:value-type="time">
            <text:p>20:15:45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2" calcext:value-type="float">
            <text:p>83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5M47S" calcext:value-type="time">
            <text:p>20:15:47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5M49S" calcext:value-type="time">
            <text:p>20:15:49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5M51S" calcext:value-type="time">
            <text:p>20:15:51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5M54S" calcext:value-type="time">
            <text:p>20:15:54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5M56S" calcext:value-type="time">
            <text:p>20:15:5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5M58S" calcext:value-type="time">
            <text:p>20:15:58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6M00S" calcext:value-type="time">
            <text:p>20:16:00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6M02S" calcext:value-type="time">
            <text:p>20:16:02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6M05S" calcext:value-type="time">
            <text:p>20:16:0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07S" calcext:value-type="time">
            <text:p>20:16:07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09S" calcext:value-type="time">
            <text:p>20:16:0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6M11S" calcext:value-type="time">
            <text:p>20:16:1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7" calcext:value-type="float">
            <text:p>85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6M13S" calcext:value-type="time">
            <text:p>20:16:1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6M16S" calcext:value-type="time">
            <text:p>20:16:16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6M18S" calcext:value-type="time">
            <text:p>20:16:18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20S" calcext:value-type="time">
            <text:p>20:16:20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6M22S" calcext:value-type="time">
            <text:p>20:16:22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7" calcext:value-type="float">
            <text:p>85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6M24S" calcext:value-type="time">
            <text:p>20:16:2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27S" calcext:value-type="time">
            <text:p>20:16:27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6M29S" calcext:value-type="time">
            <text:p>20:16:29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31S" calcext:value-type="time">
            <text:p>20:16:3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33S" calcext:value-type="time">
            <text:p>20:16:33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2" calcext:value-type="float">
            <text:p>83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35S" calcext:value-type="time">
            <text:p>20:16:3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38S" calcext:value-type="time">
            <text:p>20:16:38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6M40S" calcext:value-type="time">
            <text:p>20:16:40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42S" calcext:value-type="time">
            <text:p>20:16:42</text:p>
          </table:table-cell>
          <table:table-cell office:value-type="string" calcext:value-type="string">
            <text:p>0xe0006</text:p>
          </table:table-cell>
          <table:table-cell office:value-type="float" office:value="1726" calcext:value-type="float">
            <text:p>1726</text:p>
          </table:table-cell>
          <table:table-cell office:value-type="float" office:value="83.7" calcext:value-type="float">
            <text:p>83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6M44S" calcext:value-type="time">
            <text:p>20:16:44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6M46S" calcext:value-type="time">
            <text:p>20:16:46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49S" calcext:value-type="time">
            <text:p>20:16:49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6M51S" calcext:value-type="time">
            <text:p>20:16:51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6M53S" calcext:value-type="time">
            <text:p>20:16:53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6M55S" calcext:value-type="time">
            <text:p>20:16:5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6M57S" calcext:value-type="time">
            <text:p>20:16:57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7M00S" calcext:value-type="time">
            <text:p>20:17:00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7M02S" calcext:value-type="time">
            <text:p>20:17:02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3.2" calcext:value-type="float">
            <text:p>83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7M04S" calcext:value-type="time">
            <text:p>20:17:04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7M06S" calcext:value-type="time">
            <text:p>20:17:0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7M08S" calcext:value-type="time">
            <text:p>20:17:08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7M11S" calcext:value-type="time">
            <text:p>20:17:11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7M13S" calcext:value-type="time">
            <text:p>20:17:13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7M15S" calcext:value-type="time">
            <text:p>20:17:15</text:p>
          </table:table-cell>
          <table:table-cell office:value-type="string" calcext:value-type="string">
            <text:p>0xe0006</text:p>
          </table:table-cell>
          <table:table-cell office:value-type="float" office:value="1726" calcext:value-type="float">
            <text:p>1726</text:p>
          </table:table-cell>
          <table:table-cell office:value-type="float" office:value="83.2" calcext:value-type="float">
            <text:p>83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7M17S" calcext:value-type="time">
            <text:p>20:17:17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7M19S" calcext:value-type="time">
            <text:p>20:17:1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7M22S" calcext:value-type="time">
            <text:p>20:17:22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7M24S" calcext:value-type="time">
            <text:p>20:17:2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7M26S" calcext:value-type="time">
            <text:p>20:17:2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7M28S" calcext:value-type="time">
            <text:p>20:17:28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7M30S" calcext:value-type="time">
            <text:p>20:17:30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7M33S" calcext:value-type="time">
            <text:p>20:17:3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7M35S" calcext:value-type="time">
            <text:p>20:17:35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7M37S" calcext:value-type="time">
            <text:p>20:17:37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7M39S" calcext:value-type="time">
            <text:p>20:17:39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7M41S" calcext:value-type="time">
            <text:p>20:17:41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7M44S" calcext:value-type="time">
            <text:p>20:17:44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7M46S" calcext:value-type="time">
            <text:p>20:17:46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7M48S" calcext:value-type="time">
            <text:p>20:17:48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7M50S" calcext:value-type="time">
            <text:p>20:17:5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7M52S" calcext:value-type="time">
            <text:p>20:17:52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7M55S" calcext:value-type="time">
            <text:p>20:17:55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3.2" calcext:value-type="float">
            <text:p>83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7M57S" calcext:value-type="time">
            <text:p>20:17:5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7M59S" calcext:value-type="time">
            <text:p>20:17:5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8M01S" calcext:value-type="time">
            <text:p>20:18:0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8M03S" calcext:value-type="time">
            <text:p>20:18:03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8M06S" calcext:value-type="time">
            <text:p>20:18:06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8M08S" calcext:value-type="time">
            <text:p>20:18:08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8M10S" calcext:value-type="time">
            <text:p>20:18:10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8M12S" calcext:value-type="time">
            <text:p>20:18:12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7" calcext:value-type="float">
            <text:p>85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8M15S" calcext:value-type="time">
            <text:p>20:18:15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8M17S" calcext:value-type="time">
            <text:p>20:18:17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8M19S" calcext:value-type="time">
            <text:p>20:18:19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8M21S" calcext:value-type="time">
            <text:p>20:18:2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8M23S" calcext:value-type="time">
            <text:p>20:18:2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8M26S" calcext:value-type="time">
            <text:p>20:18:26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8M28S" calcext:value-type="time">
            <text:p>20:18:28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8M30S" calcext:value-type="time">
            <text:p>20:18:30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8M32S" calcext:value-type="time">
            <text:p>20:18:32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2.7" calcext:value-type="float">
            <text:p>82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8M34S" calcext:value-type="time">
            <text:p>20:18:3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8M37S" calcext:value-type="time">
            <text:p>20:18:37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8M39S" calcext:value-type="time">
            <text:p>20:18:3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8M41S" calcext:value-type="time">
            <text:p>20:18:41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7" calcext:value-type="float">
            <text:p>85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8M43S" calcext:value-type="time">
            <text:p>20:18:43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2.7" calcext:value-type="float">
            <text:p>82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18M45S" calcext:value-type="time">
            <text:p>20:18:4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8M47S" calcext:value-type="time">
            <text:p>20:18:47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5.2" calcext:value-type="float">
            <text:p>85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8M50S" calcext:value-type="time">
            <text:p>20:18:50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8M52S" calcext:value-type="time">
            <text:p>20:18:52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8M54S" calcext:value-type="time">
            <text:p>20:18:54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8M56S" calcext:value-type="time">
            <text:p>20:18:56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2" calcext:value-type="float">
            <text:p>85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8M59S" calcext:value-type="time">
            <text:p>20:18:59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9M01S" calcext:value-type="time">
            <text:p>20:19:0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9M03S" calcext:value-type="time">
            <text:p>20:19:0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9M05S" calcext:value-type="time">
            <text:p>20:19:05</text:p>
          </table:table-cell>
          <table:table-cell office:value-type="string" calcext:value-type="string">
            <text:p>0xe0008</text:p>
          </table:table-cell>
          <table:table-cell office:value-type="float" office:value="1775" calcext:value-type="float">
            <text:p>1775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9M07S" calcext:value-type="time">
            <text:p>20:19:07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9M09S" calcext:value-type="time">
            <text:p>20:19:0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9M12S" calcext:value-type="time">
            <text:p>20:19:12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2.7" calcext:value-type="float">
            <text:p>82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9M14S" calcext:value-type="time">
            <text:p>20:19:14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9M16S" calcext:value-type="time">
            <text:p>20:19:16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9M18S" calcext:value-type="time">
            <text:p>20:19:18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9M21S" calcext:value-type="time">
            <text:p>20:19:2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9M23S" calcext:value-type="time">
            <text:p>20:19:23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9M25S" calcext:value-type="time">
            <text:p>20:19:25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19M27S" calcext:value-type="time">
            <text:p>20:19:27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9M29S" calcext:value-type="time">
            <text:p>20:19:2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9M32S" calcext:value-type="time">
            <text:p>20:19:32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19M34S" calcext:value-type="time">
            <text:p>20:19:34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9M36S" calcext:value-type="time">
            <text:p>20:19:36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9M38S" calcext:value-type="time">
            <text:p>20:19:38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7" calcext:value-type="float">
            <text:p>85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9M40S" calcext:value-type="time">
            <text:p>20:19:40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9M43S" calcext:value-type="time">
            <text:p>20:19:4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9M45S" calcext:value-type="time">
            <text:p>20:19:45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9M47S" calcext:value-type="time">
            <text:p>20:19:47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9M49S" calcext:value-type="time">
            <text:p>20:19:49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9M51S" calcext:value-type="time">
            <text:p>20:19:51</text:p>
          </table:table-cell>
          <table:table-cell office:value-type="string" calcext:value-type="string">
            <text:p>0xe0006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19M54S" calcext:value-type="time">
            <text:p>20:19:54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19M56S" calcext:value-type="time">
            <text:p>20:19:56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19M58S" calcext:value-type="time">
            <text:p>20:19:58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00S" calcext:value-type="time">
            <text:p>20:20:0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7" calcext:value-type="float">
            <text:p>85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02S" calcext:value-type="time">
            <text:p>20:20:02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7" calcext:value-type="float">
            <text:p>85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0M05S" calcext:value-type="time">
            <text:p>20:20:0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0M07S" calcext:value-type="time">
            <text:p>20:20:07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0M09S" calcext:value-type="time">
            <text:p>20:20:0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11S" calcext:value-type="time">
            <text:p>20:20:11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0M14S" calcext:value-type="time">
            <text:p>20:20:14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0M16S" calcext:value-type="time">
            <text:p>20:20:16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18S" calcext:value-type="time">
            <text:p>20:20:18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0M20S" calcext:value-type="time">
            <text:p>20:20:20</text:p>
          </table:table-cell>
          <table:table-cell office:value-type="string" calcext:value-type="string">
            <text:p>0xe0006</text:p>
          </table:table-cell>
          <table:table-cell office:value-type="float" office:value="1677" calcext:value-type="float">
            <text:p>1677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0M22S" calcext:value-type="time">
            <text:p>20:20:22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0M25S" calcext:value-type="time">
            <text:p>20:20:2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0M27S" calcext:value-type="time">
            <text:p>20:20:27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29S" calcext:value-type="time">
            <text:p>20:20:29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0M31S" calcext:value-type="time">
            <text:p>20:20:31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33S" calcext:value-type="time">
            <text:p>20:20:33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0M36S" calcext:value-type="time">
            <text:p>20:20:3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0M38S" calcext:value-type="time">
            <text:p>20:20:38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40S" calcext:value-type="time">
            <text:p>20:20:40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0M42S" calcext:value-type="time">
            <text:p>20:20:42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44S" calcext:value-type="time">
            <text:p>20:20:44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47S" calcext:value-type="time">
            <text:p>20:20:47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0M49S" calcext:value-type="time">
            <text:p>20:20:49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0M51S" calcext:value-type="time">
            <text:p>20:20:51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0M53S" calcext:value-type="time">
            <text:p>20:20:53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0M55S" calcext:value-type="time">
            <text:p>20:20:55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0M58S" calcext:value-type="time">
            <text:p>20:20:58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00S" calcext:value-type="time">
            <text:p>20:21:00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02S" calcext:value-type="time">
            <text:p>20:21:02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1M04S" calcext:value-type="time">
            <text:p>20:21:04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1M06S" calcext:value-type="time">
            <text:p>20:21:0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1M09S" calcext:value-type="time">
            <text:p>20:21:09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11S" calcext:value-type="time">
            <text:p>20:21:11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13S" calcext:value-type="time">
            <text:p>20:21:13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15S" calcext:value-type="time">
            <text:p>20:21:15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1M17S" calcext:value-type="time">
            <text:p>20:21:17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20S" calcext:value-type="time">
            <text:p>20:21:2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1M22S" calcext:value-type="time">
            <text:p>20:21:22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24S" calcext:value-type="time">
            <text:p>20:21:24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1M26S" calcext:value-type="time">
            <text:p>20:21:26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28S" calcext:value-type="time">
            <text:p>20:21:28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1M31S" calcext:value-type="time">
            <text:p>20:21:3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1M33S" calcext:value-type="time">
            <text:p>20:21:33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1M35S" calcext:value-type="time">
            <text:p>20:21:35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1M37S" calcext:value-type="time">
            <text:p>20:21:37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1M39S" calcext:value-type="time">
            <text:p>20:21:39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42S" calcext:value-type="time">
            <text:p>20:21:42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1M44S" calcext:value-type="time">
            <text:p>20:21:44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1M46S" calcext:value-type="time">
            <text:p>20:21:4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1M48S" calcext:value-type="time">
            <text:p>20:21:48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1M50S" calcext:value-type="time">
            <text:p>20:21:50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53S" calcext:value-type="time">
            <text:p>20:21:53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1M55S" calcext:value-type="time">
            <text:p>20:21:55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1M57S" calcext:value-type="time">
            <text:p>20:21:57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1M59S" calcext:value-type="time">
            <text:p>20:21:59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2M01S" calcext:value-type="time">
            <text:p>20:22:0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2M04S" calcext:value-type="time">
            <text:p>20:22:04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7" calcext:value-type="float">
            <text:p>85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2M06S" calcext:value-type="time">
            <text:p>20:22:0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2M08S" calcext:value-type="time">
            <text:p>20:22:08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10S" calcext:value-type="time">
            <text:p>20:22:10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13S" calcext:value-type="time">
            <text:p>20:22:13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2M15S" calcext:value-type="time">
            <text:p>20:22:15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17S" calcext:value-type="time">
            <text:p>20:22:17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2M19S" calcext:value-type="time">
            <text:p>20:22:19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21S" calcext:value-type="time">
            <text:p>20:22:2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7" calcext:value-type="float">
            <text:p>85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2M23S" calcext:value-type="time">
            <text:p>20:22:2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26S" calcext:value-type="time">
            <text:p>20:22:26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28S" calcext:value-type="time">
            <text:p>20:22:28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30S" calcext:value-type="time">
            <text:p>20:22:30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2M32S" calcext:value-type="time">
            <text:p>20:22:32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2M34S" calcext:value-type="time">
            <text:p>20:22:34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22M37S" calcext:value-type="time">
            <text:p>20:22:37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39S" calcext:value-type="time">
            <text:p>20:22:3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2M41S" calcext:value-type="time">
            <text:p>20:22:4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2M43S" calcext:value-type="time">
            <text:p>20:22:43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2M45S" calcext:value-type="time">
            <text:p>20:22:45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5.7" calcext:value-type="float">
            <text:p>85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48S" calcext:value-type="time">
            <text:p>20:22:48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2M50S" calcext:value-type="time">
            <text:p>20:22:50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7" calcext:value-type="float">
            <text:p>85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52S" calcext:value-type="time">
            <text:p>20:22:52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2M54S" calcext:value-type="time">
            <text:p>20:22:5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2M57S" calcext:value-type="time">
            <text:p>20:22:5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2M59S" calcext:value-type="time">
            <text:p>20:22:5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01S" calcext:value-type="time">
            <text:p>20:23:0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03S" calcext:value-type="time">
            <text:p>20:23:03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3M05S" calcext:value-type="time">
            <text:p>20:23:05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5.7" calcext:value-type="float">
            <text:p>85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3M07S" calcext:value-type="time">
            <text:p>20:23:0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3M10S" calcext:value-type="time">
            <text:p>20:23:10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3M12S" calcext:value-type="time">
            <text:p>20:23:12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3M14S" calcext:value-type="time">
            <text:p>20:23:14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3M16S" calcext:value-type="time">
            <text:p>20:23:16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19S" calcext:value-type="time">
            <text:p>20:23:19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3M21S" calcext:value-type="time">
            <text:p>20:23:21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3M23S" calcext:value-type="time">
            <text:p>20:23:23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3M25S" calcext:value-type="time">
            <text:p>20:23:25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3M27S" calcext:value-type="time">
            <text:p>20:23:2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30S" calcext:value-type="time">
            <text:p>20:23:3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32S" calcext:value-type="time">
            <text:p>20:23:32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34S" calcext:value-type="time">
            <text:p>20:23:34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2" calcext:value-type="float">
            <text:p>83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3M36S" calcext:value-type="time">
            <text:p>20:23:36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3M38S" calcext:value-type="time">
            <text:p>20:23:38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41S" calcext:value-type="time">
            <text:p>20:23:4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43S" calcext:value-type="time">
            <text:p>20:23:43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3M45S" calcext:value-type="time">
            <text:p>20:23:45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47S" calcext:value-type="time">
            <text:p>20:23:4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7" calcext:value-type="float">
            <text:p>85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49S" calcext:value-type="time">
            <text:p>20:23:49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3M52S" calcext:value-type="time">
            <text:p>20:23:52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23M54S" calcext:value-type="time">
            <text:p>20:23:54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3M56S" calcext:value-type="time">
            <text:p>20:23:56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3M58S" calcext:value-type="time">
            <text:p>20:23:58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9197" calcext:value-type="float">
            <text:p>0,9197</text:p>
          </table:table-cell>
          <table:table-cell/>
        </table:table-row>
        <table:table-row table:style-name="ro1">
          <table:table-cell office:value-type="time" office:time-value="PT20H24M00S" calcext:value-type="time">
            <text:p>20:24:00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4M03S" calcext:value-type="time">
            <text:p>20:24:03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3.2" calcext:value-type="float">
            <text:p>83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4M05S" calcext:value-type="time">
            <text:p>20:24:05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4M07S" calcext:value-type="time">
            <text:p>20:24:07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4M09S" calcext:value-type="time">
            <text:p>20:24:09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4M11S" calcext:value-type="time">
            <text:p>20:24:11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4M14S" calcext:value-type="time">
            <text:p>20:24:14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4M16S" calcext:value-type="time">
            <text:p>20:24:16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4M18S" calcext:value-type="time">
            <text:p>20:24:18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4M20S" calcext:value-type="time">
            <text:p>20:24:20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4M22S" calcext:value-type="time">
            <text:p>20:24:22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4M25S" calcext:value-type="time">
            <text:p>20:24:25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4M27S" calcext:value-type="time">
            <text:p>20:24:27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4M29S" calcext:value-type="time">
            <text:p>20:24:29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4M31S" calcext:value-type="time">
            <text:p>20:24:31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5.7" calcext:value-type="float">
            <text:p>85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4M33S" calcext:value-type="time">
            <text:p>20:24:33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4M36S" calcext:value-type="time">
            <text:p>20:24:36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4M38S" calcext:value-type="time">
            <text:p>20:24:38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4M40S" calcext:value-type="time">
            <text:p>20:24:40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4M42S" calcext:value-type="time">
            <text:p>20:24:42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4M44S" calcext:value-type="time">
            <text:p>20:24:4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4M47S" calcext:value-type="time">
            <text:p>20:24:47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4M49S" calcext:value-type="time">
            <text:p>20:24:49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4M51S" calcext:value-type="time">
            <text:p>20:24:51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4M53S" calcext:value-type="time">
            <text:p>20:24:53</text:p>
          </table:table-cell>
          <table:table-cell office:value-type="string" calcext:value-type="string">
            <text:p>0xe0006</text:p>
          </table:table-cell>
          <table:table-cell office:value-type="float" office:value="1531" calcext:value-type="float">
            <text:p>1531</text:p>
          </table:table-cell>
          <table:table-cell office:value-type="float" office:value="82.7" calcext:value-type="float">
            <text:p>82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4M55S" calcext:value-type="time">
            <text:p>20:24:55</text:p>
          </table:table-cell>
          <table:table-cell office:value-type="string" calcext:value-type="string">
            <text:p>0xe0008</text:p>
          </table:table-cell>
          <table:table-cell office:value-type="float" office:value="1726" calcext:value-type="float">
            <text:p>1726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4M58S" calcext:value-type="time">
            <text:p>20:24:58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5M02S" calcext:value-type="time">
            <text:p>20:25:02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5M04S" calcext:value-type="time">
            <text:p>20:25:04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5M06S" calcext:value-type="time">
            <text:p>20:25:06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5M09S" calcext:value-type="time">
            <text:p>20:25:09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5M11S" calcext:value-type="time">
            <text:p>20:25:11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5M13S" calcext:value-type="time">
            <text:p>20:25:1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7" calcext:value-type="float">
            <text:p>84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5M15S" calcext:value-type="time">
            <text:p>20:25:15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18S" calcext:value-type="time">
            <text:p>20:25:18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20S" calcext:value-type="time">
            <text:p>20:25:20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22S" calcext:value-type="time">
            <text:p>20:25:22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5M24S" calcext:value-type="time">
            <text:p>20:25:24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5M26S" calcext:value-type="time">
            <text:p>20:25:26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29S" calcext:value-type="time">
            <text:p>20:25:29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5M31S" calcext:value-type="time">
            <text:p>20:25:31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5M33S" calcext:value-type="time">
            <text:p>20:25:33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35S" calcext:value-type="time">
            <text:p>20:25:35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3.7" calcext:value-type="float">
            <text:p>83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37S" calcext:value-type="time">
            <text:p>20:25:37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5M40S" calcext:value-type="time">
            <text:p>20:25:40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5M42S" calcext:value-type="time">
            <text:p>20:25:42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5M44S" calcext:value-type="time">
            <text:p>20:25:44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7" calcext:value-type="float">
            <text:p>85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46S" calcext:value-type="time">
            <text:p>20:25:46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5M48S" calcext:value-type="time">
            <text:p>20:25:48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2.3" calcext:value-type="float">
            <text:p>82,3</text:p>
          </table:table-cell>
          <table:table-cell office:value-type="float" office:value="0.9305" calcext:value-type="float">
            <text:p>0,9305</text:p>
          </table:table-cell>
          <table:table-cell/>
        </table:table-row>
        <table:table-row table:style-name="ro1">
          <table:table-cell office:value-type="time" office:time-value="PT20H25M51S" calcext:value-type="time">
            <text:p>20:25:51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5M53S" calcext:value-type="time">
            <text:p>20:25:53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5M55S" calcext:value-type="time">
            <text:p>20:25:55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57S" calcext:value-type="time">
            <text:p>20:25:57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4.7" calcext:value-type="float">
            <text:p>84,7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5M59S" calcext:value-type="time">
            <text:p>20:25:59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6M02S" calcext:value-type="time">
            <text:p>20:26:02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6M04S" calcext:value-type="time">
            <text:p>20:26:04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6M06S" calcext:value-type="time">
            <text:p>20:26:06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6M08S" calcext:value-type="time">
            <text:p>20:26:08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6M10S" calcext:value-type="time">
            <text:p>20:26:10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7" calcext:value-type="float">
            <text:p>84,7</text:p>
          </table:table-cell>
          <table:table-cell office:value-type="float" office:value="0.9089" calcext:value-type="float">
            <text:p>0,9089</text:p>
          </table:table-cell>
          <table:table-cell/>
        </table:table-row>
        <table:table-row table:style-name="ro1">
          <table:table-cell office:value-type="time" office:time-value="PT20H26M13S" calcext:value-type="time">
            <text:p>20:26:13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7" calcext:value-type="float">
            <text:p>84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6M15S" calcext:value-type="time">
            <text:p>20:26:15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6M17S" calcext:value-type="time">
            <text:p>20:26:17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6M19S" calcext:value-type="time">
            <text:p>20:26:19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3.7" calcext:value-type="float">
            <text:p>83,7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6M22S" calcext:value-type="time">
            <text:p>20:26:22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6M24S" calcext:value-type="time">
            <text:p>20:26:24</text:p>
          </table:table-cell>
          <table:table-cell office:value-type="string" calcext:value-type="string">
            <text:p>0xe0008</text:p>
          </table:table-cell>
          <table:table-cell office:value-type="float" office:value="1629" calcext:value-type="float">
            <text:p>1629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6M26S" calcext:value-type="time">
            <text:p>20:26:26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3.7" calcext:value-type="float">
            <text:p>83,7</text:p>
          </table:table-cell>
          <table:table-cell office:value-type="float" office:value="0.8984" calcext:value-type="float">
            <text:p>0,8984</text:p>
          </table:table-cell>
          <table:table-cell/>
        </table:table-row>
        <table:table-row table:style-name="ro1">
          <table:table-cell office:value-type="time" office:time-value="PT20H26M28S" calcext:value-type="time">
            <text:p>20:26:28</text:p>
          </table:table-cell>
          <table:table-cell office:value-type="string" calcext:value-type="string">
            <text:p>0xe0008</text:p>
          </table:table-cell>
          <table:table-cell office:value-type="float" office:value="1531" calcext:value-type="float">
            <text:p>1531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6M30S" calcext:value-type="time">
            <text:p>20:26:30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4.7" calcext:value-type="float">
            <text:p>84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6M33S" calcext:value-type="time">
            <text:p>20:26:33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6M35S" calcext:value-type="time">
            <text:p>20:26:35</text:p>
          </table:table-cell>
          <table:table-cell office:value-type="string" calcext:value-type="string">
            <text:p>0xe0006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6M37S" calcext:value-type="time">
            <text:p>20:26:37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4.2" calcext:value-type="float">
            <text:p>84,2</text:p>
          </table:table-cell>
          <table:table-cell office:value-type="float" office:value="0.8876" calcext:value-type="float">
            <text:p>0,8876</text:p>
          </table:table-cell>
          <table:table-cell/>
        </table:table-row>
        <table:table-row table:style-name="ro1">
          <table:table-cell office:value-type="time" office:time-value="PT20H26M39S" calcext:value-type="time">
            <text:p>20:26:39</text:p>
          </table:table-cell>
          <table:table-cell office:value-type="string" calcext:value-type="string">
            <text:p>0xe0008</text:p>
          </table:table-cell>
          <table:table-cell office:value-type="float" office:value="600" calcext:value-type="float">
            <text:p>600</text:p>
          </table:table-cell>
          <table:table-cell office:value-type="float" office:value="85.2" calcext:value-type="float">
            <text:p>85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6M41S" calcext:value-type="time">
            <text:p>20:26:41</text:p>
          </table:table-cell>
          <table:table-cell office:value-type="string" calcext:value-type="string">
            <text:p>0xe0008</text:p>
          </table:table-cell>
          <table:table-cell office:value-type="float" office:value="1580" calcext:value-type="float">
            <text:p>1580</text:p>
          </table:table-cell>
          <table:table-cell office:value-type="float" office:value="85.2" calcext:value-type="float">
            <text:p>85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6M43S" calcext:value-type="time">
            <text:p>20:26:43</text:p>
          </table:table-cell>
          <table:table-cell office:value-type="string" calcext:value-type="string">
            <text:p>0xe0008</text:p>
          </table:table-cell>
          <table:table-cell office:value-type="float" office:value="1677" calcext:value-type="float">
            <text:p>1677</text:p>
          </table:table-cell>
          <table:table-cell office:value-type="float" office:value="85.7" calcext:value-type="float">
            <text:p>85,7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6M46S" calcext:value-type="time">
            <text:p>20:26:46</text:p>
          </table:table-cell>
          <table:table-cell office:value-type="string" calcext:value-type="string">
            <text:p>0xe0006</text:p>
          </table:table-cell>
          <table:table-cell office:value-type="float" office:value="1629" calcext:value-type="float">
            <text:p>1629</text:p>
          </table:table-cell>
          <table:table-cell office:value-type="float" office:value="83.2" calcext:value-type="float">
            <text:p>83,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time" office:time-value="PT20H26M48S" calcext:value-type="time">
            <text:p>20:26:48</text:p>
          </table:table-cell>
          <table:table-cell office:value-type="string" calcext:value-type="string">
            <text:p>0xe0006</text:p>
          </table:table-cell>
          <table:table-cell office:value-type="float" office:value="1580" calcext:value-type="float">
            <text:p>1580</text:p>
          </table:table-cell>
          <table:table-cell office:value-type="float" office:value="84.2" calcext:value-type="float">
            <text:p>84,2</text:p>
          </table:table-cell>
          <table:table-cell office:value-type="float" office:value="0.8768" calcext:value-type="float">
            <text:p>0,8768</text:p>
          </table:table-cell>
          <table:table-cell/>
        </table:table-row>
        <table:table-row table:style-name="ro1">
          <table:table-cell office:value-type="time" office:time-value="PT20H26M50S" calcext:value-type="time">
            <text:p>20:26:50</text:p>
          </table:table-cell>
          <table:table-cell office:value-type="string" calcext:value-type="string">
            <text:p>0xe0000</text:p>
          </table:table-cell>
          <table:table-cell office:value-type="float" office:value="600" calcext:value-type="float">
            <text:p>600</text:p>
          </table:table-cell>
          <table:table-cell office:value-type="float" office:value="80.3" calcext:value-type="float">
            <text:p>80,3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Clock(MHz)</text:p>
          </table:table-cell>
          <table:table-cell office:value-type="string" calcext:value-type="string">
            <text:p>temp(Celsius)</text:p>
          </table:table-cell>
          <table:table-cell table:style-name="Default" office:value-type="string" calcext:value-type="string">
            <text:p>volts</text:p>
          </table:table-cell>
          <table:table-cell table:style-name="ce4" office:value-type="string" calcext:value-type="string">
            <text:p>AVG</text:p>
          </table:table-cell>
        </table:table-row>
        <table:table-row table:style-name="ro1">
          <table:table-cell table:number-columns-repeated="2"/>
          <table:table-cell table:style-name="ce2" table:formula="of:=AVERAGE([.C2:.C495])" office:value-type="float" office:value="1483.0991902834" calcext:value-type="float">
            <text:p>1483,10</text:p>
          </table:table-cell>
          <table:table-cell table:style-name="ce2" table:formula="of:=AVERAGE([.D2:.D495])" office:value-type="float" office:value="82.5740890688259" calcext:value-type="float">
            <text:p>82,57</text:p>
          </table:table-cell>
          <table:table-cell table:style-name="ce2" table:formula="of:=AVERAGE([.E2:.E495])" office:value-type="float" office:value="0.892671052631579" calcext:value-type="float">
            <text:p>0,89</text:p>
          </table:table-cell>
          <table:table-cell/>
        </table:table-row>
        <table:table-row table:style-name="ro1" table:number-rows-repeated="104807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log.A1:log.E495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23:36:49.312806961</dc:date>
    <meta:editing-duration>PT44M37S</meta:editing-duration>
    <meta:editing-cycles>3</meta:editing-cycles>
    <meta:generator>LibreOffice/7.4.3.2$Linux_X86_64 LibreOffice_project/40$Build-2</meta:generator>
    <meta:document-statistic meta:table-count="1" meta:cell-count="248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03cm" svg:height="8.991cm" xlink:href=".." xlink:type="simple" chart:class="chart:scatter" chart:style-name="ch1">
        <chart:legend chart:legend-position="end" svg:x="31.092cm" svg:y="4.196cm" style:legend-expansion="high" chart:style-name="ch2"/>
        <chart:plot-area chart:style-name="ch3" table:cell-range-address="log.A2:log.A495 log.D2:log.D495" chart:data-source-has-labels="row" svg:x="1.675cm" svg:y="0.179cm" svg:width="28.753cm" svg:height="7.652cm">
          <chart:coordinate-region svg:x="2.337cm" svg:y="0.378cm" svg:width="27.428cm" svg:height="6.806cm"/>
          <chart:axis chart:dimension="x" chart:name="primary-x" chart:style-name="ch4">
            <chart:title svg:x="15.689cm" svg:y="8.01cm" chart:style-name="ch5">
              <text:p>time</text:p>
            </chart:title>
          </chart:axis>
          <chart:axis chart:dimension="y" chart:name="primary-y" chart:style-name="ch6">
            <chart:title svg:x="0.451cm" svg:y="4.419cm" chart:style-name="ch7">
              <text:p>temp</text:p>
            </chart:title>
            <chart:grid chart:style-name="ch8" chart:class="major"/>
          </chart:axis>
          <chart:series chart:style-name="ch9" chart:values-cell-range-address="log.D2:log.D495" loext:label-string="temp" chart:class="chart:scatter">
            <chart:domain table:cell-range-address="log.A2:log.A495"/>
            <chart:data-point chart:repeated="49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e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943287037037">
                <text:p>0.83943287037037</text:p>
                <draw:g>
                  <svg:desc>log.A2:log.A495</svg:desc>
                </draw:g>
              </table:table-cell>
              <table:table-cell office:value-type="float" office:value="42.8">
                <text:p>42.8</text:p>
                <draw:g>
                  <svg:desc>log.D2:log.D4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9456018518519">
                <text:p>0.839456018518519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9479166666667">
                <text:p>0.839479166666667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9502314814815">
                <text:p>0.839502314814815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525462962963">
                <text:p>0.839525462962963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9548611111111">
                <text:p>0.839548611111111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9571759259259">
                <text:p>0.839571759259259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9594907407407">
                <text:p>0.83959490740740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962962962963">
                <text:p>0.83962962962963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9652777777778">
                <text:p>0.839652777777778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675925925926">
                <text:p>0.83967592592592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9699074074074">
                <text:p>0.839699074074074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9722222222222">
                <text:p>0.839722222222222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974537037037">
                <text:p>0.8397453703703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9780092592593">
                <text:p>0.839780092592593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9803240740741">
                <text:p>0.839803240740741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9826388888889">
                <text:p>0.839826388888889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9849537037037">
                <text:p>0.83984953703703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9872685185185">
                <text:p>0.839872685185185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9907407407407">
                <text:p>0.83990740740740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9930555555556">
                <text:p>0.83993055555555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9953703703704">
                <text:p>0.83995370370370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9976851851852">
                <text:p>0.8399768518518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">
                <text:p>0.84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0023148148148">
                <text:p>0.840023148148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005787037037">
                <text:p>0.840057870370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0081018518519">
                <text:p>0.84008101851851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0104166666667">
                <text:p>0.84010416666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0127314814815">
                <text:p>0.8401273148148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40150462962963">
                <text:p>0.84015046296296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0185185185185">
                <text:p>0.840185185185185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0208333333333">
                <text:p>0.840208333333333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0231481481482">
                <text:p>0.840231481481482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4025462962963">
                <text:p>0.84025462962963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0277777777778">
                <text:p>0.840277777777778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0300925925926">
                <text:p>0.840300925925926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0335648148148">
                <text:p>0.840335648148148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40358796296296">
                <text:p>0.840358796296296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0381944444445">
                <text:p>0.840381944444445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40405092592593">
                <text:p>0.84040509259259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0428240740741">
                <text:p>0.84042824074074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40462962962963">
                <text:p>0.84046296296296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0486111111111">
                <text:p>0.84048611111111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0509259259259">
                <text:p>0.840509259259259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0532407407407">
                <text:p>0.840532407407407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0555555555556">
                <text:p>0.840555555555556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0590277777778">
                <text:p>0.840590277777778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0613425925926">
                <text:p>0.840613425925926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0636574074074">
                <text:p>0.840636574074074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0659722222222">
                <text:p>0.840659722222222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068287037037">
                <text:p>0.84068287037037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0717592592593">
                <text:p>0.840717592592593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0740740740741">
                <text:p>0.84074074074074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0763888888889">
                <text:p>0.840763888888889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0787037037037">
                <text:p>0.840787037037037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0810185185185">
                <text:p>0.840810185185185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0833333333333">
                <text:p>0.840833333333333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0868055555556">
                <text:p>0.840868055555556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0891203703704">
                <text:p>0.840891203703704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40914351851852">
                <text:p>0.84091435185185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09375">
                <text:p>0.8409375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0960648148148">
                <text:p>0.840960648148148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099537037037">
                <text:p>0.8409953703703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1018518518519">
                <text:p>0.841018518518519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1041666666667">
                <text:p>0.841041666666667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1064814814815">
                <text:p>0.84106481481481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1087962962963">
                <text:p>0.841087962962963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41111111111111">
                <text:p>0.841111111111111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1145833333333">
                <text:p>0.841145833333333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41168981481481">
                <text:p>0.841168981481481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119212962963">
                <text:p>0.84119212962963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41215277777778">
                <text:p>0.84121527777777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1238425925926">
                <text:p>0.84123842592592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41261574074074">
                <text:p>0.84126157407407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1296296296296">
                <text:p>0.841296296296296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41319444444444">
                <text:p>0.84131944444444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1342592592593">
                <text:p>0.841342592592593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1365740740741">
                <text:p>0.84136574074074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1388888888889">
                <text:p>0.84138888888888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1423611111111">
                <text:p>0.84142361111111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1446759259259">
                <text:p>0.84144675925925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1469907407408">
                <text:p>0.841469907407408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1493055555556">
                <text:p>0.84149305555555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1516203703704">
                <text:p>0.84151620370370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1550925925926">
                <text:p>0.841550925925926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1574074074074">
                <text:p>0.84157407407407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1597222222222">
                <text:p>0.84159722222222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162037037037">
                <text:p>0.8416203703703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1643518518519">
                <text:p>0.841643518518519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1678240740741">
                <text:p>0.84167824074074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1701388888889">
                <text:p>0.841701388888889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1724537037037">
                <text:p>0.84172453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1747685185185">
                <text:p>0.84174768518518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1782407407407">
                <text:p>0.84178240740740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1805555555556">
                <text:p>0.841805555555556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1828703703704">
                <text:p>0.84182870370370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1851851851852">
                <text:p>0.84185185185185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1875">
                <text:p>0.84187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1898148148148">
                <text:p>0.84189814814814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193287037037">
                <text:p>0.8419328703703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1956018518519">
                <text:p>0.841956018518519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1979166666667">
                <text:p>0.841979166666667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002314814815">
                <text:p>0.84200231481481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037037037037">
                <text:p>0.842037037037037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060185185185">
                <text:p>0.84206018518518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083333333333">
                <text:p>0.842083333333333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106481481482">
                <text:p>0.84210648148148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12962962963">
                <text:p>0.8421296296296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164351851852">
                <text:p>0.84216435185185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1875">
                <text:p>0.842187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210648148148">
                <text:p>0.84221064814814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233796296296">
                <text:p>0.84223379629629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256944444444">
                <text:p>0.84225694444444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280092592593">
                <text:p>0.84228009259259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314814814815">
                <text:p>0.84231481481481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337962962963">
                <text:p>0.842337962962963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361111111111">
                <text:p>0.84236111111111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384259259259">
                <text:p>0.84238425925925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407407407407">
                <text:p>0.8424074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44212962963">
                <text:p>0.8424421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465277777778">
                <text:p>0.842465277777778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488425925926">
                <text:p>0.84248842592592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511574074074">
                <text:p>0.84251157407407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534722222222">
                <text:p>0.842534722222222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569444444445">
                <text:p>0.84256944444444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592592592593">
                <text:p>0.84259259259259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615740740741">
                <text:p>0.842615740740741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638888888889">
                <text:p>0.84263888888888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662037037037">
                <text:p>0.84266203703703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696759259259">
                <text:p>0.842696759259259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719907407407">
                <text:p>0.8427199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743055555556">
                <text:p>0.84274305555555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766203703704">
                <text:p>0.84276620370370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789351851852">
                <text:p>0.84278935185185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074074074">
                <text:p>0.84282407407407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47222222222">
                <text:p>0.84284722222222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7037037037">
                <text:p>0.84287037037037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93518518519">
                <text:p>0.842893518518519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42928240740741">
                <text:p>0.842928240740741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42951388888889">
                <text:p>0.84295138888888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2974537037037">
                <text:p>0.84297453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2997685185185">
                <text:p>0.84299768518518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43020833333333">
                <text:p>0.84302083333333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43043981481482">
                <text:p>0.84304398148148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43078703703704">
                <text:p>0.84307870370370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3101851851852">
                <text:p>0.843101851851852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43125">
                <text:p>0.84312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43148148148148">
                <text:p>0.843148148148148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4318287037037">
                <text:p>0.8431828703703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43206018518519">
                <text:p>0.84320601851851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43229166666667">
                <text:p>0.843229166666667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3252314814815">
                <text:p>0.84325231481481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3275462962963">
                <text:p>0.84327546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43298611111111">
                <text:p>0.84329861111111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3333333333333">
                <text:p>0.84333333333333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3356481481482">
                <text:p>0.84335648148148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337962962963">
                <text:p>0.84337962962963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3402777777778">
                <text:p>0.8434027777777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3425925925926">
                <text:p>0.843425925925926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3460648148148">
                <text:p>0.84346064814814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3483796296296">
                <text:p>0.84348379629629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3506944444444">
                <text:p>0.84350694444444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3530092592593">
                <text:p>0.84353009259259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3553240740741">
                <text:p>0.84355324074074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43576388888889">
                <text:p>0.843576388888889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43611111111111">
                <text:p>0.84361111111111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3634259259259">
                <text:p>0.84363425925925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3657407407407">
                <text:p>0.8436574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3680555555556">
                <text:p>0.84368055555555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3715277777778">
                <text:p>0.8437152777777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43738425925926">
                <text:p>0.84373842592592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43761574074074">
                <text:p>0.84376157407407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3784722222222">
                <text:p>0.843784722222222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380787037037">
                <text:p>0.8438078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43831018518519">
                <text:p>0.843831018518519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43865740740741">
                <text:p>0.84386574074074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43888888888889">
                <text:p>0.84388888888888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43912037037037">
                <text:p>0.84391203703703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43935185185185">
                <text:p>0.84393518518518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43969907407407">
                <text:p>0.8439699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43993055555556">
                <text:p>0.84399305555555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44016203703704">
                <text:p>0.84401620370370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44039351851852">
                <text:p>0.84403935185185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440625">
                <text:p>0.844062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4085648148148">
                <text:p>0.84408564814814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4412037037037">
                <text:p>0.84412037037037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44143518518519">
                <text:p>0.844143518518519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44166666666667">
                <text:p>0.84416666666666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44189814814815">
                <text:p>0.84418981481481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44212962962963">
                <text:p>0.84421296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4247685185185">
                <text:p>0.84424768518518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4270833333333">
                <text:p>0.844270833333333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4293981481482">
                <text:p>0.84429398148148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4431712962963">
                <text:p>0.8443171296296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44340277777778">
                <text:p>0.84434027777777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44375">
                <text:p>0.84437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44398148148148">
                <text:p>0.84439814814814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44421296296296">
                <text:p>0.84442129629629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44467592592593">
                <text:p>0.84446759259259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44502314814815">
                <text:p>0.84450231481481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4525462962963">
                <text:p>0.84452546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4548611111111">
                <text:p>0.84454861111111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4571759259259">
                <text:p>0.844571759259259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44594907407407">
                <text:p>0.8445949074074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4462962962963">
                <text:p>0.8446296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4652777777778">
                <text:p>0.844652777777778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4675925925926">
                <text:p>0.84467592592592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44699074074074">
                <text:p>0.844699074074074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44722222222222">
                <text:p>0.84472222222222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44756944444445">
                <text:p>0.84475694444444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44780092592593">
                <text:p>0.84478009259259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4803240740741">
                <text:p>0.84480324074074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44826388888889">
                <text:p>0.84482638888888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44849537037037">
                <text:p>0.84484953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44884259259259">
                <text:p>0.84488425925925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44907407407407">
                <text:p>0.8449074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44930555555556">
                <text:p>0.84493055555555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44953703703704">
                <text:p>0.84495370370370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44976851851852">
                <text:p>0.84497685185185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45011574074074">
                <text:p>0.84501157407407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45034722222222">
                <text:p>0.84503472222222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4505787037037">
                <text:p>0.8450578703703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45081018518519">
                <text:p>0.84508101851851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45104166666667">
                <text:p>0.84510416666666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45138888888889">
                <text:p>0.84513888888888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45162037037037">
                <text:p>0.84516203703703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45185185185185">
                <text:p>0.84518518518518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45208333333333">
                <text:p>0.84520833333333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45231481481482">
                <text:p>0.84523148148148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5266203703704">
                <text:p>0.84526620370370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45289351851852">
                <text:p>0.84528935185185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453125">
                <text:p>0.845312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45335648148148">
                <text:p>0.84533564814814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45358796296296">
                <text:p>0.84535879629629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45393518518519">
                <text:p>0.84539351851851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45416666666667">
                <text:p>0.84541666666666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45439814814815">
                <text:p>0.84543981481481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45462962962963">
                <text:p>0.845462962962963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45486111111111">
                <text:p>0.84548611111111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45520833333333">
                <text:p>0.845520833333333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5543981481482">
                <text:p>0.84554398148148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4556712962963">
                <text:p>0.8455671296296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45590277777778">
                <text:p>0.845590277777778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45613425925926">
                <text:p>0.845613425925926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5648148148148">
                <text:p>0.84564814814814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45671296296296">
                <text:p>0.84567129629629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45694444444444">
                <text:p>0.84569444444444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45717592592593">
                <text:p>0.84571759259259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45740740740741">
                <text:p>0.845740740740741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5775462962963">
                <text:p>0.845775462962963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45798611111111">
                <text:p>0.84579861111111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45821759259259">
                <text:p>0.84582175925925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45844907407407">
                <text:p>0.8458449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45868055555556">
                <text:p>0.84586805555555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45902777777778">
                <text:p>0.84590277777777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45925925925926">
                <text:p>0.84592592592592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45949074074074">
                <text:p>0.84594907407407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45972222222222">
                <text:p>0.845972222222222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46006944444445">
                <text:p>0.84600694444444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46030092592593">
                <text:p>0.846030092592593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46053240740741">
                <text:p>0.84605324074074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6076388888889">
                <text:p>0.84607638888888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46099537037037">
                <text:p>0.84609953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46134259259259">
                <text:p>0.84613425925925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46157407407407">
                <text:p>0.846157407407407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46180555555556">
                <text:p>0.84618055555555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46203703703704">
                <text:p>0.846203703703704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46226851851852">
                <text:p>0.84622685185185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6261574074074">
                <text:p>0.84626157407407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6284722222222">
                <text:p>0.84628472222222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630787037037">
                <text:p>0.84630787037037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6331018518519">
                <text:p>0.84633101851851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6354166666667">
                <text:p>0.84635416666666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6377314814815">
                <text:p>0.84637731481481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46412037037037">
                <text:p>0.84641203703703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46435185185185">
                <text:p>0.84643518518518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6458333333333">
                <text:p>0.84645833333333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46481481481482">
                <text:p>0.846481481481482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46516203703704">
                <text:p>0.84651620370370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6539351851852">
                <text:p>0.846539351851852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465625">
                <text:p>0.846562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6585648148148">
                <text:p>0.84658564814814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6608796296296">
                <text:p>0.84660879629629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46631944444445">
                <text:p>0.84663194444444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46689814814815">
                <text:p>0.84668981481481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46712962962963">
                <text:p>0.84671296296296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46736111111111">
                <text:p>0.84673611111111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46770833333333">
                <text:p>0.84677083333333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46793981481481">
                <text:p>0.84679398148148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4681712962963">
                <text:p>0.8468171296296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46840277777778">
                <text:p>0.8468402777777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46863425925926">
                <text:p>0.84686342592592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46898148148148">
                <text:p>0.84689814814814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46921296296296">
                <text:p>0.84692129629629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46944444444445">
                <text:p>0.84694444444444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46967592592593">
                <text:p>0.84696759259259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46990740740741">
                <text:p>0.84699074074074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47025462962963">
                <text:p>0.847025462962963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47048611111111">
                <text:p>0.84704861111111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47071759259259">
                <text:p>0.847071759259259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47094907407407">
                <text:p>0.8470949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47118055555556">
                <text:p>0.84711805555555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47152777777778">
                <text:p>0.8471527777777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47175925925926">
                <text:p>0.84717592592592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47199074074074">
                <text:p>0.84719907407407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47222222222222">
                <text:p>0.847222222222222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4724537037037">
                <text:p>0.84724537037037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47280092592593">
                <text:p>0.847280092592593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47303240740741">
                <text:p>0.84730324074074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47326388888889">
                <text:p>0.847326388888889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47349537037037">
                <text:p>0.847349537037037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47384259259259">
                <text:p>0.84738425925925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47407407407407">
                <text:p>0.8474074074074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47430555555556">
                <text:p>0.84743055555555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47453703703704">
                <text:p>0.84745370370370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47476851851852">
                <text:p>0.84747685185185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47511574074074">
                <text:p>0.84751157407407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47534722222222">
                <text:p>0.84753472222222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4755787037037">
                <text:p>0.84755787037037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47581018518519">
                <text:p>0.84758101851851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47604166666667">
                <text:p>0.847604166666667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47638888888889">
                <text:p>0.84763888888888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47662037037037">
                <text:p>0.84766203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47685185185185">
                <text:p>0.84768518518518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47708333333333">
                <text:p>0.847708333333333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47731481481482">
                <text:p>0.84773148148148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47766203703704">
                <text:p>0.84776620370370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47789351851852">
                <text:p>0.847789351851852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478125">
                <text:p>0.847812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47835648148148">
                <text:p>0.84783564814814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47858796296296">
                <text:p>0.847858796296296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47893518518519">
                <text:p>0.84789351851851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47916666666667">
                <text:p>0.84791666666666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47939814814815">
                <text:p>0.84793981481481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47962962962963">
                <text:p>0.84796296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47986111111111">
                <text:p>0.84798611111111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48020833333333">
                <text:p>0.848020833333333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48043981481482">
                <text:p>0.84804398148148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4806712962963">
                <text:p>0.8480671296296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48090277777778">
                <text:p>0.84809027777777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48113425925926">
                <text:p>0.84811342592592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48148148148148">
                <text:p>0.84814814814814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48171296296296">
                <text:p>0.84817129629629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48194444444445">
                <text:p>0.84819444444444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48217592592593">
                <text:p>0.848217592592593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48240740740741">
                <text:p>0.84824074074074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48275462962963">
                <text:p>0.84827546296296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48298611111111">
                <text:p>0.84829861111111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48321759259259">
                <text:p>0.84832175925925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48344907407407">
                <text:p>0.8483449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48368055555556">
                <text:p>0.84836805555555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48402777777778">
                <text:p>0.8484027777777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48425925925926">
                <text:p>0.84842592592592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48449074074074">
                <text:p>0.84844907407407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48472222222222">
                <text:p>0.84847222222222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4849537037037">
                <text:p>0.84849537037037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48530092592593">
                <text:p>0.84853009259259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48553240740741">
                <text:p>0.84855324074074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48576388888889">
                <text:p>0.848576388888889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48599537037037">
                <text:p>0.84859953703703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48622685185185">
                <text:p>0.84862268518518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48657407407407">
                <text:p>0.848657407407407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48680555555556">
                <text:p>0.84868055555555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48703703703704">
                <text:p>0.84870370370370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48726851851852">
                <text:p>0.848726851851852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48761574074074">
                <text:p>0.84876157407407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48784722222222">
                <text:p>0.848784722222222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4880787037037">
                <text:p>0.8488078703703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48831018518519">
                <text:p>0.84883101851851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48854166666667">
                <text:p>0.848854166666667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48877314814815">
                <text:p>0.84887731481481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8912037037037">
                <text:p>0.848912037037037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48935185185185">
                <text:p>0.84893518518518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48958333333333">
                <text:p>0.84895833333333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48981481481481">
                <text:p>0.84898148148148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4900462962963">
                <text:p>0.8490046296296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49039351851852">
                <text:p>0.84903935185185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490625">
                <text:p>0.849062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49085648148148">
                <text:p>0.84908564814814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49108796296296">
                <text:p>0.849108796296296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49131944444444">
                <text:p>0.849131944444444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49166666666667">
                <text:p>0.849166666666667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49189814814815">
                <text:p>0.849189814814815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49212962962963">
                <text:p>0.84921296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49236111111111">
                <text:p>0.84923611111111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49270833333333">
                <text:p>0.84927083333333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49293981481482">
                <text:p>0.849293981481482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4931712962963">
                <text:p>0.8493171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49340277777778">
                <text:p>0.8493402777777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49363425925926">
                <text:p>0.84936342592592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49386574074074">
                <text:p>0.84938657407407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49421296296296">
                <text:p>0.84942129629629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49444444444444">
                <text:p>0.84944444444444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49467592592593">
                <text:p>0.84946759259259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49490740740741">
                <text:p>0.84949074074074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49525462962963">
                <text:p>0.84952546296296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49548611111111">
                <text:p>0.84954861111111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49571759259259">
                <text:p>0.84957175925925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49594907407407">
                <text:p>0.849594907407407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49618055555556">
                <text:p>0.849618055555556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49652777777778">
                <text:p>0.84965277777777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49675925925926">
                <text:p>0.84967592592592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49699074074074">
                <text:p>0.84969907407407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49722222222222">
                <text:p>0.84972222222222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4974537037037">
                <text:p>0.8497453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49780092592593">
                <text:p>0.84978009259259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49803240740741">
                <text:p>0.84980324074074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49826388888889">
                <text:p>0.849826388888889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9849537037037">
                <text:p>0.849849537037037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49872685185185">
                <text:p>0.84987268518518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49907407407407">
                <text:p>0.8499074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49930555555556">
                <text:p>0.84993055555555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49953703703704">
                <text:p>0.84995370370370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49976851851852">
                <text:p>0.849976851851852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5">
                <text:p>0.8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50034722222222">
                <text:p>0.85003472222222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5005787037037">
                <text:p>0.8500578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50081018518519">
                <text:p>0.85008101851851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50104166666667">
                <text:p>0.85010416666666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50127314814815">
                <text:p>0.85012731481481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50162037037037">
                <text:p>0.85016203703703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50185185185185">
                <text:p>0.85018518518518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50208333333333">
                <text:p>0.85020833333333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50231481481482">
                <text:p>0.85023148148148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5025462962963">
                <text:p>0.8502546296296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50289351851852">
                <text:p>0.85028935185185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503125">
                <text:p>0.850312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50335648148148">
                <text:p>0.85033564814814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50358796296296">
                <text:p>0.85035879629629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50381944444445">
                <text:p>0.85038194444444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50416666666667">
                <text:p>0.85041666666666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50439814814815">
                <text:p>0.85043981481481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50462962962963">
                <text:p>0.85046296296296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50486111111111">
                <text:p>0.85048611111111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50509259259259">
                <text:p>0.85050925925925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50543981481482">
                <text:p>0.85054398148148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5056712962963">
                <text:p>0.8505671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50590277777778">
                <text:p>0.85059027777777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50613425925926">
                <text:p>0.850613425925926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50636574074074">
                <text:p>0.85063657407407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50671296296296">
                <text:p>0.850671296296296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50694444444444">
                <text:p>0.85069444444444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50717592592593">
                <text:p>0.85071759259259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50740740740741">
                <text:p>0.85074074074074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50763888888889">
                <text:p>0.85076388888888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50798611111111">
                <text:p>0.85079861111111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50821759259259">
                <text:p>0.85082175925925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50844907407407">
                <text:p>0.85084490740740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50868055555556">
                <text:p>0.850868055555556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50902777777778">
                <text:p>0.850902777777778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50925925925926">
                <text:p>0.85092592592592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50949074074074">
                <text:p>0.85094907407407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50972222222222">
                <text:p>0.850972222222222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5099537037037">
                <text:p>0.8509953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51030092592593">
                <text:p>0.85103009259259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51053240740741">
                <text:p>0.85105324074074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51076388888889">
                <text:p>0.85107638888888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51099537037037">
                <text:p>0.851099537037037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51122685185185">
                <text:p>0.85112268518518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1157407407407">
                <text:p>0.8511574074074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51180555555556">
                <text:p>0.85118055555555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51203703703704">
                <text:p>0.851203703703704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51226851851852">
                <text:p>0.85122685185185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5125">
                <text:p>0.85125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51284722222222">
                <text:p>0.85128472222222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5130787037037">
                <text:p>0.8513078703703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51331018518519">
                <text:p>0.85133101851851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51354166666667">
                <text:p>0.851354166666667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51377314814815">
                <text:p>0.85137731481481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51412037037037">
                <text:p>0.85141203703703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51435185185185">
                <text:p>0.851435185185185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51458333333333">
                <text:p>0.851458333333333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51481481481482">
                <text:p>0.851481481481482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5150462962963">
                <text:p>0.8515046296296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51539351851852">
                <text:p>0.85153935185185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515625">
                <text:p>0.851562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51585648148148">
                <text:p>0.851585648148148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51608796296296">
                <text:p>0.851608796296296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51643518518519">
                <text:p>0.851643518518519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51666666666667">
                <text:p>0.85166666666666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51689814814815">
                <text:p>0.85168981481481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51712962962963">
                <text:p>0.85171296296296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51736111111111">
                <text:p>0.85173611111111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51770833333333">
                <text:p>0.85177083333333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51793981481481">
                <text:p>0.85179398148148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5181712962963">
                <text:p>0.8518171296296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51840277777778">
                <text:p>0.85184027777777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51863425925926">
                <text:p>0.85186342592592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51886574074074">
                <text:p>0.851886574074074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51921296296296">
                <text:p>0.85192129629629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51944444444444">
                <text:p>0.85194444444444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51967592592593">
                <text:p>0.851967592592593</text:p>
              </table:table-cell>
              <table:table-cell office:value-type="float" office:value="80.3">
                <text:p>8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